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ransactions" style:family="table">
      <style:table-properties style:width="17.59cm" table:align="margins"/>
    </style:style>
    <style:style style:name="Transactions.A" style:family="table-column">
      <style:table-column-properties style:column-width="8.795cm" style:rel-column-width="32767*"/>
    </style:style>
    <style:style style:name="Transactions.A1" style:family="table-cell">
      <style:table-cell-properties fo:padding="0.097cm" fo:border-left="0.05pt solid #000000" fo:border-right="none" fo:border-top="0.05pt solid #000000" fo:border-bottom="0.05pt solid #000000"/>
    </style:style>
    <style:style style:name="Transactions.B1" style:family="table-cell">
      <style:table-cell-properties fo:padding="0.097cm" fo:border="0.05pt solid #000000"/>
    </style:style>
    <style:style style:name="Transactions.A2" style:family="table-cell">
      <style:table-cell-properties fo:padding="0.097cm" fo:border-left="0.05pt solid #000000" fo:border-right="none" fo:border-top="none" fo:border-bottom="0.05pt solid #000000"/>
    </style:style>
    <style:style style:name="Transactions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01a4" officeooo:paragraph-rsid="001801a4"/>
    </style:style>
    <style:style style:name="P2" style:family="paragraph" style:parent-style-name="Table_20_Contents">
      <style:text-properties officeooo:rsid="001801a4" officeooo:paragraph-rsid="001801a4"/>
    </style:style>
    <style:style style:name="P3" style:family="paragraph" style:parent-style-name="Preformatted_20_Text">
      <style:text-properties officeooo:paragraph-rsid="001801a4"/>
    </style:style>
    <style:style style:name="P4" style:family="paragraph" style:parent-style-name="Preformatted_20_Text">
      <style:text-properties officeooo:rsid="001801a4"/>
    </style:style>
    <style:style style:name="P5" style:family="paragraph" style:parent-style-name="Preformatted_20_Text">
      <style:text-properties officeooo:rsid="001801a4" officeooo:paragraph-rsid="001801a4"/>
    </style:style>
    <style:style style:name="P6" style:family="paragraph" style:parent-style-name="Preformatted_20_Text">
      <style:paragraph-properties fo:margin-top="0cm" fo:margin-bottom="0.499cm" loext:contextual-spacing="false"/>
      <style:text-properties officeooo:paragraph-rsid="001801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ransactions" table:style-name="Transactions">
        <table:table-column table:style-name="Transactions.A" table:number-columns-repeated="2"/>
        <table:table-row>
          <table:table-cell table:style-name="Transactions.A1" office:value-type="string">
            <text:p text:style-name="P2">T1</text:p>
          </table:table-cell>
          <table:table-cell table:style-name="Transactions.B1" office:value-type="string">
            <text:p text:style-name="P2">T2</text:p>
          </table:table-cell>
        </table:table-row>
        <table:table-row>
          <table:table-cell table:style-name="Transactions.A2" office:value-type="string">
            <text:p text:style-name="P5">BEGIN;</text:p>
            <text:p text:style-name="P5">SET TRANSACTION ISOLATION LEVEL *;</text:p>
          </table:table-cell>
          <table:table-cell table:style-name="Transactions.B2" office:value-type="string">
            <text:p text:style-name="P5">BEGIN;</text:p>
            <text:p text:style-name="P5">SET TRANSACTION ISOLATION LEVEL *;</text:p>
          </table:table-cell>
        </table:table-row>
        <table:table-row>
          <table:table-cell table:style-name="Transactions.A2" office:value-type="string">
            <text:p text:style-name="P3">-- T3</text:p>
            <text:p text:style-name="P3">UPDATE Account SET dollar_balance = dollar_balance + 2800 WHERE account_number = 4477212;</text:p>
            <text:p text:style-name="P3">UPDATE Account SET dollar_balance = dollar_balance - 2800 WHERE account_number = 424244;</text:p>
            <text:p text:style-name="P3"/>
          </table:table-cell>
          <table:table-cell table:style-name="Transactions.B2" office:value-type="string">
            <text:p text:style-name="P3">-- T1</text:p>
            <text:p text:style-name="P3">INSERT INTO Account VALUES (447712, 300.00, 106);</text:p>
            <text:p text:style-name="P3">INSERT INTO Client VALUES (999433, 'Rasmussen', 'Igor', 'Single', 'V6A 0X8', 2505556969, 'Victoria');</text:p>
            <text:p text:style-name="P3">INSERT INTO Owns VALUES (447712, 999433);</text:p>
          </table:table-cell>
        </table:table-row>
        <table:table-row>
          <table:table-cell table:style-name="Transactions.A2" office:value-type="string">
            <text:p text:style-name="P3">-- T5</text:p>
            <text:p text:style-name="P3">UPDATE Client SET marital_status='Married', postal_code='M3B 3R5‎', phone=4162345432 WHERE client_number = 999433;</text:p>
            <text:p text:style-name="P3">UPDATE Account SET branch_number = 100 WHERE account_number = (SELECT account_number FROM Owns WHERE client_number = 999433);</text:p>
          </table:table-cell>
          <table:table-cell table:style-name="Transactions.B2" office:value-type="string">
            <text:p text:style-name="P3">-- T2</text:p>
            <text:p text:style-name="P3">PDATE Account SET dollar_balance=(dollar_balance - 275.00) WHERE account_number=447712; </text:p>
          </table:table-cell>
        </table:table-row>
        <table:table-row>
          <table:table-cell table:style-name="Transactions.A2" office:value-type="string">
            <text:p text:style-name="P3">-- T6</text:p>
            <text:p text:style-name="P3">SELECT SUM(dollar_balance) FROM Account WHERE branch_number=</text:p>
            <text:p text:style-name="P3">(SELECT branch_number FROM Branch WHERE city='Toronto' AND branch_name='Downtown');</text:p>
          </table:table-cell>
          <table:table-cell table:style-name="Transactions.B2" office:value-type="string">
            <text:p text:style-name="P3">-- T4</text:p>
            <text:p text:style-name="P3">UPDATE Account SET dollar_balance = dollar_balance - 1000000 WHERE account_number = 445128;</text:p>
            <text:p text:style-name="P3">UPDATE Account SET dollar_balance = dollar_balance + 1000000 WHERE account_number = 4477212;</text:p>
          </table:table-cell>
        </table:table-row>
        <table:table-row>
          <table:table-cell table:style-name="Transactions.A2" office:value-type="string">
            <text:p text:style-name="P3">-- T8</text:p>
            <text:p text:style-name="P3">UPDATE Account SET dollar_balance = dollar_balance*1.07 WHERE dollar_balance &gt; 400000.00;</text:p>
          </table:table-cell>
          <table:table-cell table:style-name="Transactions.B2" office:value-type="string">
            <text:p text:style-name="P3">-- T7</text:p>
            <text:p text:style-name="P3">SELECT AVG(dollar_balance) AS Average_Balance FROM Account WHERE branch_number = </text:p>
            <text:p text:style-name="P3">(SELECT branch_number FROM Branch WHERE city='Calgary' AND branch_name='Downtown');</text:p>
          </table:table-cell>
        </table:table-row>
        <table:table-row>
          <table:table-cell table:style-name="Transactions.A2" office:value-type="string">
            <text:p text:style-name="P3">-- T9</text:p>
            <text:p text:style-name="P3">INSERT INTO account(account_number, dollar_balance, branch_number) VALUES </text:p>
            <text:p text:style-name="P3">(425450, 600000.00, (SELECT branch_number FROM Branch WHERE city='Toronto' AND branch_name='Downtown'));</text:p>
            <text:p text:style-name="P3">UPDATE account SET dollar_balance = dollar_balance - 600000 WHERE account_number = 445128;</text:p>
          </table:table-cell>
          <table:table-cell table:style-name="Transactions.B2" office:value-type="string">
            <text:p text:style-name="P3">-- T10</text:p>
            <text:p text:style-name="P3">UPDATE account SET dollar_balance = dollar_balance - 550000 WHERE account_number = 425450;</text:p>
            <text:p text:style-name="P6"/>
          </table:table-cell>
        </table:table-row>
        <table:table-row>
          <table:table-cell table:style-name="Transactions.A2" office:value-type="string">
            <text:p text:style-name="P6">ROLLBACK;</text:p>
          </table:table-cell>
          <table:table-cell table:style-name="Transactions.B2" office:value-type="string">
            <text:p text:style-name="P6">ROLLBACK;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2:13:00.827263366</meta:creation-date>
    <dc:date>2016-11-17T12:21:53.884160728</dc:date>
    <meta:editing-duration>PT8M53S</meta:editing-duration>
    <meta:editing-cycles>1</meta:editing-cycles>
    <meta:document-statistic meta:table-count="1" meta:image-count="0" meta:object-count="0" meta:page-count="1" meta:paragraph-count="37" meta:word-count="226" meta:character-count="1785" meta:non-whitespace-character-count="1593"/>
    <meta:generator>LibreOffice/5.1.4.2$Linux_X86_64 LibreOffice_project/10m0$Build-2</meta:generator>
  </office:meta>
</office:document-meta>
</file>